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79392" officeooo:paragraph-rsid="00079392"/>
    </style:style>
    <style:style style:name="P2" style:family="paragraph" style:parent-style-name="Standard">
      <style:text-properties officeooo:paragraph-rsid="00079392"/>
    </style:style>
    <style:style style:name="P3" style:family="paragraph" style:parent-style-name="Standard">
      <style:text-properties officeooo:paragraph-rsid="000a28c2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Standard">
      <style:text-properties officeooo:rsid="00079392" officeooo:paragraph-rsid="00079392"/>
    </style:style>
    <style:style style:name="P6" style:family="paragraph" style:parent-style-name="Standard">
      <style:text-properties officeooo:rsid="000a28c2" officeooo:paragraph-rsid="000a28c2"/>
    </style:style>
    <style:style style:name="P7" style:family="paragraph" style:parent-style-name="Standard">
      <style:text-properties fo:font-variant="normal" fo:text-transform="none" fo:color="#222222" loext:opacity="100%" style:text-line-through-style="none" style:text-line-through-type="none" style:font-name="Liberation Serif" fo:font-size="12pt" fo:letter-spacing="normal" fo:font-style="normal" style:text-underline-style="none" fo:font-weight="normal" officeooo:rsid="000a28c2" officeooo:paragraph-rsid="000a28c2" style:text-blinking="false" fo:background-color="transparent" style:font-size-asian="12pt" style:font-size-complex="12pt" loext:padding="0cm" loext:border="none"/>
    </style:style>
    <style:style style:name="P8" style:family="paragraph" style:parent-style-name="Standard">
      <style:text-properties officeooo:rsid="000d57b7" officeooo:paragraph-rsid="000d57b7"/>
    </style:style>
    <style:style style:name="P9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style:contextual-spacing="false" fo:line-height="180%" fo:orphans="2" fo:widows="2" fo:text-indent="0cm" style:auto-text-indent="false" fo:background-color="#ffffff" fo:padding="0cm" fo:border="none"/>
    </style:style>
    <style:style style:name="T1" style:family="text">
      <style:text-properties fo:font-variant="normal" fo:text-transform="none" fo:color="#222222" loext:opacity="100%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cm" loext:border="none"/>
    </style:style>
    <style:style style:name="T2" style:family="text">
      <style:text-properties fo:font-variant="normal" fo:text-transform="none" fo:color="#222222" loext:opacity="100%" style:text-line-through-style="none" style:text-line-through-type="none" style:font-name="Liberation Serif" fo:font-size="12pt" fo:letter-spacing="normal" fo:font-style="normal" style:text-underline-style="none" fo:font-weight="normal" officeooo:rsid="000a28c2" style:text-blinking="false" fo:background-color="transparent" loext:char-shading-value="0" style:font-size-asian="12pt" style:font-size-complex="12pt" loext:padding="0cm" loext:border="none"/>
    </style:style>
    <style:style style:name="T3" style:family="text">
      <style:text-properties officeooo:rsid="000b5a05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PRINCIPIOS DE GESTALT:</text:h>
      <text:p text:style-name="P1"/>
      <text:p text:style-name="P1"><text:span text:style-name="T3">De que trata: </text:span>Trata de que el cliente siga una corriente, que le haga llegar hasta un objetivo.</text:p>
      <text:p text:style-name="P1"/>
      <text:p text:style-name="P8">Trata de mediante el comportamiento de el receptor , se consigan ciertos objetivos como el acceso a cierto lugar, la tracción de la página</text:p>
      <text:p text:style-name="P1"/>
      <text:p text:style-name="P1"/>
      <text:p text:style-name="P1">LEY DE PERCEPCIÓN:</text:p>
      <text:p text:style-name="P1"/>
      <text:p text:style-name="P1">LEY DE LA MEMÓRIA:</text:p>
      <text:p text:style-name="P1"/>
      <text:p text:style-name="P1">LEY DE SIMPLICIDAD:</text:p>
      <text:p text:style-name="P2"/>
      <text:p text:style-name="P1">LEY DE LA PROXIMIDAD:</text:p>
      <text:p text:style-name="P1"/>
      <text:p text:style-name="P1">LEY DE LA CONTINUIDAD:</text:p>
      <text:p text:style-name="P2"/>
      <text:p text:style-name="P6">LEY DE SEMEJANZA Y SIMILITUD:</text:p>
      <text:p text:style-name="P3"/>
      <text:p text:style-name="P6">LEY DE LA SIMETRÍA: </text:p>
      <text:p text:style-name="P3"/>
      <text:p text:style-name="P6">LEY DE CONTRASTE/PREGNANCIA:</text:p>
      <text:p text:style-name="P3"/>
      <text:p text:style-name="P6">LEY DE FONDO Y FIGURA:</text:p>
      <text:p text:style-name="P3"/>
      <text:p text:style-name="P6">LEY DE CIERRE EN GESTALT:</text:p>
      <text:p text:style-name="P7"/>
      <text:p text:style-name="P7">APLICACIONES DE LAS LEYES DE GESTALT:</text:p>
      <text:p text:style-name="P7"/>
      <text:list xml:id="list3457720533" text:style-name="L1">
        <text:list-header>
          <text:p text:style-name="P9"><text:a xlink:type="simple" xlink:href="https://www.cinconoticias.com/leyes-gestalt/#La_escuela_de_la_Gestalt" text:style-name="Internet_20_link" text:visited-style-name="Visited_20_Internet_20_Link"><text:span text:style-name="T1">L</text:span></text:a><text:a xlink:type="simple" xlink:href="https://www.cinconoticias.com/leyes-gestalt/#La_escuela_de_la_Gestalt" text:style-name="Internet_20_link" text:visited-style-name="Visited_20_Internet_20_Link">A</text:a><text:span text:style-name="T2"> ESCUELA DE GESTALT:</text:span></text:p>
        </text:list-header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_20_2" draw:display-name="Gradient 2" draw:style="linear" draw:start-color="#ffffff" draw:end-color="#dddddd" draw:start-intensity="100%" draw:end-intensity="100%" draw:angle="180deg" draw:border="83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eeeee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eeeeee" draw:fill-gradient-name="Gradient_20_2" draw:gradient-step-count="64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background-size="full" draw:fill-color="#eeeeee" draw:fill-gradient-name="Gradient_20_2" draw:gradient-step-count="64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4T11:43:31.214000000</meta:creation-date>
    <dc:date>2022-09-16T11:22:13.600000000</dc:date>
    <meta:editing-duration>PT1H18M40S</meta:editing-duration>
    <meta:editing-cycles>5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15" meta:word-count="96" meta:character-count="537" meta:non-whitespace-character-count="456"/>
  </office:meta>
</office:document-meta>
</file>